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8978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4fae6" officeooo:paragraph-rsid="003e0202"/>
    </style:style>
    <style:style style:name="P7" style:family="paragraph" style:parent-style-name="Standard">
      <style:text-properties fo:color="#000000" loext:opacity="100%" officeooo:rsid="0034fae6" officeooo:paragraph-rsid="0040e06c"/>
    </style:style>
    <style:style style:name="P8" style:family="paragraph" style:parent-style-name="Standard">
      <style:text-properties fo:color="#000000" loext:opacity="100%" officeooo:rsid="003a0af5" officeooo:paragraph-rsid="003a0af5"/>
    </style:style>
    <style:style style:name="P9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0" style:family="paragraph" style:parent-style-name="Standard">
      <style:text-properties fo:color="#000000" loext:opacity="100%" officeooo:rsid="00466dc1" officeooo:paragraph-rsid="00466dc1"/>
    </style:style>
    <style:style style:name="P11" style:family="paragraph" style:parent-style-name="Standard">
      <style:text-properties fo:color="#000000" loext:opacity="100%" officeooo:rsid="0047d5e1" officeooo:paragraph-rsid="0047d5e1"/>
    </style:style>
    <style:style style:name="P12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3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  <style:style style:name="T11" style:family="text">
      <style:text-properties officeooo:rsid="0047d5e1"/>
    </style:style>
    <style:style style:name="T12" style:family="text">
      <style:text-properties officeooo:rsid="004ab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Tests of <text:span text:style-name="T1">for </text:span><text:span text:style-name="T12">inside if</text:span> statements</text:p>
      <text:p text:style-name="P1"/>
      <text:p text:style-name="P11">[if $tata == YES]<text:span text:style-name="T1">[for </text:span><text:span text:style-name="T2">$</text:span><text:span text:style-name="T1">tutu]</text:span></text:p>
      <text:p text:style-name="P9"><text:span text:style-name="T7">Associate number </text:span><text:span text:style-name="T3">[forindex]</text:span></text:p>
      <text:p text:style-name="P5"><text:span text:style-name="T7">first name : </text:span>[foritem firstName] </text:p>
      <text:p text:style-name="P5"><text:span text:style-name="T5">last </text:span><text:span text:style-name="T7">n</text:span><text:span text:style-name="T5">ame escaped </text:span><text:span text:style-name="T9">by default </text:span>[foritem <text:span text:style-name="T4">lastName</text:span>]</text:p>
      <text:p text:style-name="P7"><text:span text:style-name="T5">last </text:span><text:span text:style-name="T7">n</text:span><text:span text:style-name="T5">ame escaped </text:span><text:span text:style-name="T9">html </text:span>[foritem <text:span text:style-name="T4">lastName </text:span><text:span text:style-name="T10">escape_html</text:span>]</text:p>
      <text:p text:style-name="P5"><text:span text:style-name="T5">last </text:span><text:span text:style-name="T7">n</text:span><text:span text:style-name="T5">ame not escaped </text:span>[foritem <text:span text:style-name="T4">lastName </text:span><text:span text:style-name="T5">raw</text:span>]</text:p>
      <text:p text:style-name="P8">Address : </text:p>
      <text:p text:style-name="P4">[foritem <text:span text:style-name="T4">address.street1</text:span>]</text:p>
      <text:p text:style-name="P6">[foritem <text:span text:style-name="T4">address.</text:span><text:span text:style-name="T8">zip</text:span>] [foritem <text:span text:style-name="T4">address.</text:span><text:span text:style-name="T6">city</text:span>]</text:p>
      <text:p text:style-name="P3">[endfor]<text:span text:style-name="T11">[endif]</text:span></text:p>
      <text:p text:style-name="P2"/>
      <text:p text:style-name="P10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7-09T17:20:18.467674998</dc:date>
    <meta:editing-duration>PT8H46M8S</meta:editing-duration>
    <meta:editing-cycles>46</meta:editing-cycles>
    <meta:generator>LibreOffice/7.5.4.2$Linux_X86_64 LibreOffice_project/50$Build-2</meta:generator>
    <meta:document-statistic meta:table-count="0" meta:image-count="0" meta:object-count="0" meta:page-count="1" meta:paragraph-count="12" meta:word-count="52" meta:character-count="370" meta:non-whitespace-character-count="328"/>
  </office:meta>
</office:document-meta>
</file>